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166c87" officeooo:paragraph-rsid="00166c87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6eec1" officeooo:paragraph-rsid="0016eec1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77b24" officeooo:paragraph-rsid="00177b24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818b6" officeooo:paragraph-rsid="001818b6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a5859" officeooo:paragraph-rsid="001a5859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bf64d" officeooo:paragraph-rsid="001bf64d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cf554" officeooo:paragraph-rsid="001cf554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d1205" officeooo:paragraph-rsid="001d1205"/>
    </style:style>
    <style:style style:name="P10" style:family="paragraph" style:parent-style-name="Heading_20_1">
      <style:paragraph-properties fo:margin-top="0.222cm" fo:margin-bottom="0.011cm" loext:contextual-spacing="false" fo:text-align="center" style:justify-single-word="false"/>
      <style:text-properties officeooo:paragraph-rsid="001dced8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officeooo:rsid="00166c87"/>
    </style:style>
    <style:style style:name="T2" style:family="text">
      <style:text-properties officeooo:rsid="0016eec1"/>
    </style:style>
    <style:style style:name="T3" style:family="text">
      <style:text-properties officeooo:rsid="0019ac53"/>
    </style:style>
    <style:style style:name="T4" style:family="text">
      <style:text-properties officeooo:rsid="001a10ae"/>
    </style:style>
    <style:style style:name="T5" style:family="text">
      <style:text-properties officeooo:rsid="001a5859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опросы по курс<text:span text:style-name="T1">у</text:span> </text:h>
      <text:h text:style-name="P10" text:outline-level="1">«Моделирование антенн и устройств СВЧ»</text:h>
      <text:p text:style-name="P1"/>
      <text:list xml:id="list8306729561913994772" text:style-name="L1">
        <text:list-item>
          <text:p text:style-name="P2">Моделирование и модель объекта.</text:p>
        </text:list-item>
        <text:list-item>
          <text:p text:style-name="P3">Этапы построения электродинамической модели.</text:p>
        </text:list-item>
        <text:list-item>
          <text:p text:style-name="P2">Задачи, решаемые с помощью программ электродинамического моделирования. <text:span text:style-name="T2">Классы электродинамических задач.</text:span></text:p>
        </text:list-item>
        <text:list-item>
          <text:p text:style-name="P2">Методы электродинамического моделирования. Частотная и временная области моделирования.</text:p>
        </text:list-item>
        <text:list-item>
          <text:p text:style-name="P2">Основные этапы электродинамического моделирования.</text:p>
        </text:list-item>
        <text:list-item>
          <text:p text:style-name="P3">Проблемы и сложности электродинамического моделирования.</text:p>
        </text:list-item>
        <text:list-item>
          <text:p text:style-name="P3">Внутренняя и внешняя задачи электродинамики.</text:p>
        </text:list-item>
        <text:list-item>
          <text:p text:style-name="P3">Граничные условия.</text:p>
        </text:list-item>
        <text:list-item>
          <text:p text:style-name="P4">Конечно-разностная схема расчета производной.</text:p>
        </text:list-item>
        <text:list-item>
          <text:p text:style-name="P4">Одномерный метод конечных разностей во временной области (КРВО, FDTD). Основные соотношения.</text:p>
        </text:list-item>
        <text:list-item>
          <text:p text:style-name="P4">Одномерный метод <text:span text:style-name="T3">FDTD</text:span>. Пространственная и временная сетки.</text:p>
        </text:list-item>
        <text:list-item>
          <text:p text:style-name="P5">Критерий устойчивости метода <text:span text:style-name="T3">FDTD</text:span>. <text:span text:style-name="T4">Число Куранта.</text:span></text:p>
        </text:list-item>
        <text:list-item>
          <text:p text:style-name="P6">Реализация одномерного метода FDTD. Особенности хранения полей в массивах.</text:p>
        </text:list-item>
        <text:list-item>
          <text:p text:style-name="P6">Одномерный метод FDTD. Граничные условия с использованием идеальных электрического и магнитного проводников.</text:p>
        </text:list-item>
        <text:list-item>
          <text:p text:style-name="P6">«Жесткий» и «мягкий» (аддитивный) источники возбуждения.</text:p>
        </text:list-item>
        <text:list-item>
          <text:p text:style-name="P6">Метод полного поля / рассеянного поля (Total Field / Scattered field, TFSF).</text:p>
        </text:list-item>
        <text:list-item>
          <text:p text:style-name="P7">Моделирование распространения электромагнитной волны в идеальном диэлектрике.</text:p>
        </text:list-item>
        <text:list-item>
          <text:p text:style-name="P7">Моделирование распространения электромагнитной волны в среде с потерями.</text:p>
        </text:list-item>
        <text:list-item>
          <text:p text:style-name="P8">Граничные условия с использованием диэлектрика с потерями.</text:p>
        </text:list-item>
        <text:list-item>
          <text:p text:style-name="P8">Уравнения адвекции.</text:p>
        </text:list-item>
        <text:list-item>
          <text:p text:style-name="P8">Поглощающие граничные условия первой степени.</text:p>
        </text:list-item>
        <text:list-item>
          <text:p text:style-name="P8">Поглощающие граничные условия первой степени с использованием операторной записи.</text:p>
        </text:list-item>
        <text:list-item>
          <text:p text:style-name="P8">Поглощающие граничные условия второй степени.</text:p>
        </text:list-item>
        <text:list-item>
          <text:p text:style-name="P8"><text:soft-page-break/>Свойства дискретного преобразования Фурье.</text:p>
        </text:list-item>
        <text:list-item>
          <text:p text:style-name="P8">Источники возбуждения. Гауссов импульс.</text:p>
        </text:list-item>
        <text:list-item>
          <text:p text:style-name="P8">Источники возбуждения. Дифференцированный гауссов импульс.</text:p>
        </text:list-item>
        <text:list-item>
          <text:p text:style-name="P8">Источники возбуждения. Модулированный гауссов импульс.</text:p>
        </text:list-item>
        <text:list-item>
          <text:p text:style-name="P8">Использование модулированного гауссова импульса в методе <text:span text:style-name="T5">полного поля / рассеянного поля (Total Field / Scattered field, TFSF).</text:span></text:p>
        </text:list-item>
        <text:list-item>
          <text:p text:style-name="P8">Источники возбуждения. Вейвлет Рикера.</text:p>
        </text:list-item>
        <text:list-item>
          <text:p text:style-name="P8">Источники возбуждения. Гармонический сигнал.</text:p>
        </text:list-item>
        <text:list-item>
          <text:p text:style-name="P8">Источники погрешности метода FDTD. Численная дисперсия.</text:p>
        </text:list-item>
        <text:list-item>
          <text:p text:style-name="P8">Двумерный метод FDTD. Особенности, связанные с поляризацией электромагнитных волн.</text:p>
        </text:list-item>
        <text:list-item>
          <text:p text:style-name="P8">Двумерный метод FDTD для поляризации TM<text:span text:style-name="T6">Z</text:span>. Основные соотношения. Особенности пространственной сетки.</text:p>
        </text:list-item>
        <text:list-item>
          <text:p text:style-name="P8">Двумерный метод FDTD для поляризации TE<text:span text:style-name="T6">Z</text:span>. Основные соотношения. Особенности пространственной сетки.</text:p>
        </text:list-item>
        <text:list-item>
          <text:p text:style-name="P8">Стабильность двумерного метода FDTD.</text:p>
        </text:list-item>
        <text:list-item>
          <text:p text:style-name="P9">Модификации метода FDT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28:47.858943632</meta:creation-date>
    <dc:date>2016-05-06T09:56:59.610688540</dc:date>
    <meta:editing-duration>PT28M5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2" meta:paragraph-count="39" meta:word-count="284" meta:character-count="2342" meta:non-whitespace-character-count="2132"/>
  </office:meta>
</office:document-meta>
</file>